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officeooo:rsid="0001402c" officeooo:paragraph-rsid="0001402c" style:font-size-asian="18pt" style:font-size-complex="18pt"/>
    </style:style>
    <style:style style:name="P2" style:family="paragraph" style:parent-style-name="Text_20_body">
      <style:text-properties fo:font-weight="bold" officeooo:rsid="000611d0" officeooo:paragraph-rsid="00058af3" style:font-weight-asian="bold" style:font-weight-complex="bold"/>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Text_20_body">
      <style:text-properties fo:font-weight="bold" officeooo:rsid="00058af3" officeooo:paragraph-rsid="00058af3" style:font-weight-asian="bold" style:font-weight-complex="bold"/>
    </style:style>
    <style:style style:name="P7" style:family="paragraph" style:parent-style-name="Heading_20_1">
      <style:paragraph-properties fo:break-before="page"/>
    </style:style>
    <style:style style:name="P8" style:family="paragraph" style:parent-style-name="Text_20_body">
      <style:text-properties fo:font-weight="normal" officeooo:rsid="000611d0" officeooo:paragraph-rsid="000611d0" style:font-weight-asian="normal" style:font-weight-complex="normal"/>
    </style:style>
    <style:style style:name="P9" style:family="paragraph" style:parent-style-name="Text_20_body">
      <style:text-properties fo:font-weight="normal" officeooo:rsid="0007f265" officeooo:paragraph-rsid="0007f265" style:font-weight-asian="normal" style:font-weight-complex="normal"/>
    </style:style>
    <style:style style:name="P10" style:family="paragraph" style:parent-style-name="Text_20_body">
      <style:text-properties fo:font-weight="normal" officeooo:rsid="00087ca6" officeooo:paragraph-rsid="00087ca6" style:font-weight-asian="normal" style:font-weight-complex="normal"/>
    </style:style>
    <style:style style:name="P11" style:family="paragraph" style:parent-style-name="Text_20_body">
      <style:text-properties fo:font-weight="normal" officeooo:rsid="00090489" officeooo:paragraph-rsid="00090489" style:font-weight-asian="normal" style:font-weight-complex="normal"/>
    </style:style>
    <style:style style:name="P12" style:family="paragraph" style:parent-style-name="Text_20_body">
      <style:text-properties officeooo:rsid="0001402c" officeooo:paragraph-rsid="0001402c"/>
    </style:style>
    <style:style style:name="P13" style:family="paragraph" style:parent-style-name="Text_20_body">
      <style:text-properties officeooo:rsid="00050fce" officeooo:paragraph-rsid="00050fce"/>
    </style:style>
    <style:style style:name="P14" style:family="paragraph" style:parent-style-name="Text_20_body">
      <style:text-properties officeooo:rsid="00058af3" officeooo:paragraph-rsid="00058af3"/>
    </style:style>
    <style:style style:name="P15" style:family="paragraph" style:parent-style-name="Text_20_body">
      <style:text-properties officeooo:paragraph-rsid="0007f265"/>
    </style:style>
    <style:style style:name="P16" style:family="paragraph" style:parent-style-name="Text_20_body">
      <style:text-properties fo:font-weight="normal" officeooo:rsid="00089ba9" officeooo:paragraph-rsid="00089ba9" style:font-weight-asian="normal" style:font-weight-complex="normal"/>
    </style:style>
    <style:style style:name="P17" style:family="paragraph" style:parent-style-name="Text_20_body">
      <style:text-properties fo:font-weight="bold" officeooo:rsid="00058af3" officeooo:paragraph-rsid="000611d0" style:font-weight-asian="bold" style:font-weight-complex="bold"/>
    </style:style>
    <style:style style:name="P18" style:family="paragraph" style:parent-style-name="Text_20_body">
      <style:text-properties officeooo:rsid="00089ba9" officeooo:paragraph-rsid="00089ba9"/>
    </style:style>
    <style:style style:name="T1" style:family="text">
      <style:text-properties officeooo:rsid="00050fce"/>
    </style:style>
    <style:style style:name="T2" style:family="text">
      <style:text-properties officeooo:rsid="000611d0"/>
    </style:style>
    <style:style style:name="T3" style:family="text">
      <style:text-properties officeooo:rsid="000abe0a"/>
    </style:style>
    <style:style style:name="T4" style:family="text">
      <style:text-properties officeooo:rsid="0007f265"/>
    </style:style>
    <style:style style:name="T5" style:family="text">
      <style:text-properties officeooo:rsid="00058af3"/>
    </style:style>
    <style:style style:name="T6" style:family="text">
      <style:text-properties officeooo:rsid="0002363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ext:span>aZap Test Effort</text:p>
      <text:p text:style-name="P1">(will improve on another pas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3_2460469384" office:name="I. Introduction" text:style-name="Index_20_Link" text:visited-style-name="Index_20_Link">I. Introduction<text:tab/>1</text:a></text:p>
          <text:p text:style-name="P3"><text:a xlink:type="simple" xlink:href="#__RefHeading___Toc315_2460469384" office:name="II. Domains of study (applied gaZap)" text:style-name="Index_20_Link" text:visited-style-name="Index_20_Link">II. Domains of study (applied gaZap)<text:tab/>1</text:a></text:p>
          <text:p text:style-name="P3"><text:a xlink:type="simple" xlink:href="#__RefHeading___Toc317_2460469384" office:name="III. gaZap – a tool for domain studies" text:style-name="Index_20_Link" text:visited-style-name="Index_20_Link">III. gaZap – a tool for domain studies<text:tab/>2</text:a></text:p>
          <text:p text:style-name="P3"><text:a xlink:type="simple" xlink:href="#__RefHeading___Toc471_2460469384" office:name="IV. Technology" text:style-name="Index_20_Link" text:visited-style-name="Index_20_Link">IV. Technology<text:tab/>2</text:a></text:p>
          <text:p text:style-name="P4"><text:a xlink:type="simple" xlink:href="#__RefHeading___Toc473_2460469384" office:name="IV.1. Spring" text:style-name="Index_20_Link" text:visited-style-name="Index_20_Link">IV.1. Spring<text:tab/>2</text:a></text:p>
          <text:p text:style-name="P5"><text:a xlink:type="simple" xlink:href="#__RefHeading___Toc475_2460469384" office:name="IV.1.a RestController/swagger" text:style-name="Index_20_Link" text:visited-style-name="Index_20_Link">IV.1.a RestController/swagger<text:tab/>2</text:a></text:p>
          <text:p text:style-name="P5"><text:a xlink:type="simple" xlink:href="#__RefHeading___Toc477_2460469384" office:name="IV.1.b Service" text:style-name="Index_20_Link" text:visited-style-name="Index_20_Link">IV.1.b Service<text:tab/>2</text:a></text:p>
          <text:p text:style-name="P5"><text:a xlink:type="simple" xlink:href="#__RefHeading___Toc479_2460469384" office:name="IV.1.c Annotation" text:style-name="Index_20_Link" text:visited-style-name="Index_20_Link">IV.1.c Annotation<text:tab/>2</text:a></text:p>
          <text:p text:style-name="P4"><text:a xlink:type="simple" xlink:href="#__RefHeading___Toc481_2460469384" office:name="IV.2 Temporal" text:style-name="Index_20_Link" text:visited-style-name="Index_20_Link">IV.2 Temporal<text:tab/>2</text:a></text:p>
          <text:p text:style-name="P4"><text:a xlink:type="simple" xlink:href="#__RefHeading___Toc483_2460469384" office:name="IV.3 Docling" text:style-name="Index_20_Link" text:visited-style-name="Index_20_Link">IV.3 Docling<text:tab/>2</text:a></text:p>
          <text:p text:style-name="P4"><text:a xlink:type="simple" xlink:href="#__RefHeading___Toc485_2460469384" office:name="IV.4 Embeddings models" text:style-name="Index_20_Link" text:visited-style-name="Index_20_Link">IV.4 Embeddings models<text:tab/>2</text:a></text:p>
          <text:p text:style-name="P5"><text:a xlink:type="simple" xlink:href="#__RefHeading___Toc487_2460469384" office:name="IV.4.a OpenAI" text:style-name="Index_20_Link" text:visited-style-name="Index_20_Link">IV.4.a OpenAI<text:tab/>2</text:a></text:p>
          <text:p text:style-name="P5"><text:a xlink:type="simple" xlink:href="#__RefHeading___Toc489_2460469384" office:name="IV.4.b Ollama" text:style-name="Index_20_Link" text:visited-style-name="Index_20_Link">IV.4.b Ollama<text:tab/>2</text:a></text:p>
          <text:p text:style-name="P4"><text:a xlink:type="simple" xlink:href="#__RefHeading___Toc491_2460469384" office:name="IV.5 Vector stores" text:style-name="Index_20_Link" text:visited-style-name="Index_20_Link">IV.5 Vector stores<text:tab/>3</text:a></text:p>
          <text:p text:style-name="P4"><text:a xlink:type="simple" xlink:href="#__RefHeading___Toc493_2460469384" office:name="IV.6 Observability" text:style-name="Index_20_Link" text:visited-style-name="Index_20_Link">IV.6 Observability<text:tab/>3</text:a></text:p>
          <text:p text:style-name="P5"><text:a xlink:type="simple" xlink:href="#__RefHeading___Toc495_2460469384" office:name="IV.6.a micrometer" text:style-name="Index_20_Link" text:visited-style-name="Index_20_Link">IV.6.a micrometer<text:tab/>3</text:a></text:p>
          <text:p text:style-name="P5"><text:a xlink:type="simple" xlink:href="#__RefHeading___Toc497_2460469384" office:name="IV.6.b opensearch" text:style-name="Index_20_Link" text:visited-style-name="Index_20_Link">IV.6.b opensearch<text:tab/>3</text:a></text:p>
          <text:p text:style-name="P3"><text:a xlink:type="simple" xlink:href="#__RefHeading___Toc499_2460469384" office:name="V. Getting the pieces" text:style-name="Index_20_Link" text:visited-style-name="Index_20_Link">V. Getting the pieces<text:tab/>3</text:a></text:p>
          <text:p text:style-name="P4"><text:a xlink:type="simple" xlink:href="#__RefHeading___Toc501_2460469384" office:name="V.1 development tools" text:style-name="Index_20_Link" text:visited-style-name="Index_20_Link">V.1 development tools<text:tab/>3</text:a></text:p>
          <text:p text:style-name="P4"><text:a xlink:type="simple" xlink:href="#__RefHeading___Toc503_2460469384" office:name="V.2 runtime tools" text:style-name="Index_20_Link" text:visited-style-name="Index_20_Link">V.2 runtime tools<text:tab/>3</text:a></text:p>
          <text:p text:style-name="P3"><text:a xlink:type="simple" xlink:href="#__RefHeading___Toc505_2460469384" office:name="VI. Starting the pieces" text:style-name="Index_20_Link" text:visited-style-name="Index_20_Link">VI. Starting the pieces<text:tab/>4</text:a></text:p>
          <text:p text:style-name="P3"><text:a xlink:type="simple" xlink:href="#__RefHeading___Toc507_2460469384" office:name="VII. Track running pieces" text:style-name="Index_20_Link" text:visited-style-name="Index_20_Link">VII. Track running pieces<text:tab/>4</text:a></text:p>
          <text:p text:style-name="P3"><text:a xlink:type="simple" xlink:href="#__RefHeading___Toc509_2460469384" office:name="VIII. Knowledge/info" text:style-name="Index_20_Link" text:visited-style-name="Index_20_Link">VIII. Knowledge/info<text:tab/>4</text:a></text:p>
        </text:index-body>
      </text:table-of-content>
      <text:p text:style-name="P6"/>
      <text:p text:style-name="P6"/>
      <text:h text:style-name="P7" text:outline-level="1"><text:bookmark-start text:name="__RefHeading___Toc313_2460469384"/><text:span text:style-name="T2">I.<text:tab/></text:span>Introduction<text:bookmark-end text:name="__RefHeading___Toc313_2460469384"/></text:h>
      <text:p text:style-name="P8">partly a cheat sheet, a how to, and pointers to information</text:p>
      <text:p text:style-name="P8"/>
      <text:h text:style-name="Heading_20_1" text:outline-level="1"><text:bookmark-start text:name="__RefHeading___Toc315_2460469384"/><text:span text:style-name="T2">II.<text:tab/></text:span>Domains of study <text:span text:style-name="T2">(applied gaZap)</text:span><text:bookmark-end text:name="__RefHeading___Toc315_2460469384"/></text:h>
      <text:p text:style-name="P9">explanations of using gaZap (how <text:span text:style-name="T3">and why</text:span>)</text:p>
      <text:p text:style-name="P10">ex materials research</text:p>
      <text:p text:style-name="P10">ex citations</text:p>
      <text:p text:style-name="P11">ex data organization</text:p>
      <text:p text:style-name="P11"/>
      <text:h text:style-name="Heading_20_1" text:outline-level="1"><text:bookmark-start text:name="__RefHeading___Toc317_2460469384"/><text:span text:style-name="T2">III.<text:tab/></text:span>gaZap – a tool for domain studies<text:bookmark-end text:name="__RefHeading___Toc317_2460469384"/></text:h>
      <text:p text:style-name="P9">explanations of what</text:p>
      <text:p text:style-name="P9"/>
      <text:h text:style-name="Heading_20_1" text:outline-level="1"><text:bookmark-start text:name="__RefHeading___Toc471_2460469384"/><text:span text:style-name="T2">IV.<text:tab/></text:span>Technology<text:bookmark-end text:name="__RefHeading___Toc471_2460469384"/></text:h>
      <text:h text:style-name="Heading_20_2" text:outline-level="2"><text:bookmark-start text:name="__RefHeading___Toc473_2460469384"/><text:span text:style-name="T2">IV.1.<text:tab/></text:span>Spring<text:bookmark-end text:name="__RefHeading___Toc473_2460469384"/></text:h>
      <text:h text:style-name="Heading_20_3" text:outline-level="3"><text:bookmark-start text:name="__RefHeading___Toc475_2460469384"/><text:span text:style-name="T2">IV.1.a<text:tab/><text:tab/></text:span>RestController/<text:span text:style-name="T4">swagger</text:span><text:bookmark-end text:name="__RefHeading___Toc475_2460469384"/></text:h>
      <text:h text:style-name="Heading_20_3" text:outline-level="3"><text:bookmark-start text:name="__RefHeading___Toc477_2460469384"/><text:span text:style-name="T2">IV.1.b</text:span><text:tab/>Service<text:bookmark-end text:name="__RefHeading___Toc477_2460469384"/></text:h>
      <text:h text:style-name="Heading_20_3" text:outline-level="3"><text:bookmark-start text:name="__RefHeading___Toc479_2460469384"/><text:span text:style-name="T2">IV.1.c<text:tab/><text:tab/></text:span>Annotation<text:bookmark-end text:name="__RefHeading___Toc479_2460469384"/></text:h>
      <text:p text:style-name="P12">&lt;document more stuff&gt;</text:p>
      <text:h text:style-name="Heading_20_2" text:outline-level="2"/>
      <text:h text:style-name="Heading_20_2" text:outline-level="2"><text:bookmark-start text:name="__RefHeading___Toc481_2460469384"/><text:span text:style-name="T2">IV.2<text:tab/></text:span>Temporal<text:bookmark-end text:name="__RefHeading___Toc481_2460469384"/></text:h>
      <text:p text:style-name="P12">&lt;document&gt;</text:p>
      <text:h text:style-name="Heading_20_2" text:outline-level="2"><text:bookmark-start text:name="__RefHeading___Toc483_2460469384"/><text:span text:style-name="T2">IV.3<text:tab/></text:span>Docling<text:bookmark-end text:name="__RefHeading___Toc483_2460469384"/></text:h>
      <text:p text:style-name="P12">&lt;document&gt;</text:p>
      <text:h text:style-name="Heading_20_2" text:outline-level="2"><text:bookmark-start text:name="__RefHeading___Toc485_2460469384"/><text:soft-page-break/><text:span text:style-name="T2">IV.4<text:tab/></text:span>Embedd<text:span text:style-name="T5">ings </text:span>model<text:span text:style-name="T5">s</text:span><text:bookmark-end text:name="__RefHeading___Toc485_2460469384"/></text:h>
      <text:h text:style-name="Heading_20_3" text:outline-level="3"><text:bookmark-start text:name="__RefHeading___Toc487_2460469384"/><text:span text:style-name="T2">IV.4.a</text:span><text:tab/><text:tab/>OpenAI<text:bookmark-end text:name="__RefHeading___Toc487_2460469384"/></text:h>
      <text:p text:style-name="P13"><text:tab/><text:tab/>no download. Must run on internet</text:p>
      <text:h text:style-name="Heading_20_3" text:outline-level="3"><text:bookmark-start text:name="__RefHeading___Toc489_2460469384"/><text:span text:style-name="T2">IV.4.b</text:span><text:tab/>Ollama<text:bookmark-end text:name="__RefHeading___Toc489_2460469384"/></text:h>
      <text:p text:style-name="Text_20_body">ar@pop-os:~$ curl -fsSL <text:a xlink:type="simple" xlink:href="https://ollama.com/install.sh" text:style-name="Internet_20_link" text:visited-style-name="Visited_20_Internet_20_Link">https://ollama.com/install.sh</text:a> | sh</text:p>
      <text:p text:style-name="Quotations">Installing ollama to /usr/local [sudo] password for ar: Downloading ollama-linux-amd64.tar.zst ######################################################################## 100.0% Creating ollama user... Adding ollama user to render group... Adding ollama user to video group... Adding current user to ollama group... Creating ollama systemd service... Enabling and starting ollama service... Created symlink /etc/systemd/system/default.target.wants/ollama.service → /etc/systemd/system/ollama.service. NVIDIA GPU installed.</text:p>
      <text:h text:style-name="Heading_20_3" text:outline-level="3"/>
      <text:h text:style-name="Heading_20_2" text:outline-level="2"><text:bookmark-start text:name="__RefHeading___Toc491_2460469384"/><text:span text:style-name="T2">IV.5<text:tab/></text:span>Vector stores<text:bookmark-end text:name="__RefHeading___Toc491_2460469384"/></text:h>
      <text:p text:style-name="P12"><text:tab/>Postgres/<text:span text:style-name="T5">pgvector</text:span></text:p>
      <text:p text:style-name="P12"><text:tab/>OpenSearch</text:p>
      <text:p text:style-name="P14"><text:tab/>Redis</text:p>
      <text:p text:style-name="P14"><text:tab/>Neo4j</text:p>
      <text:p text:style-name="P14"/>
      <text:h text:style-name="Heading_20_2" text:outline-level="2"><text:bookmark-start text:name="__RefHeading___Toc493_2460469384"/>IV.6<text:tab/>Observability<text:bookmark-end text:name="__RefHeading___Toc493_2460469384"/></text:h>
      <text:h text:style-name="Heading_20_3" text:outline-level="3"><text:bookmark-start text:name="__RefHeading___Toc495_2460469384"/>IV.6.a<text:tab/><text:tab/>micrometer<text:bookmark-end text:name="__RefHeading___Toc495_2460469384"/></text:h>
      <text:h text:style-name="Heading_20_3" text:outline-level="3"><text:bookmark-start text:name="__RefHeading___Toc497_2460469384"/>IV.6.b<text:tab/>opensearch<text:bookmark-end text:name="__RefHeading___Toc497_2460469384"/></text:h>
      <text:p text:style-name="P15"/>
      <text:h text:style-name="Heading_20_1" text:outline-level="1"><text:bookmark-start text:name="__RefHeading___Toc499_2460469384"/><text:span text:style-name="T2">V.<text:tab/></text:span>Getting the pieces<text:bookmark-end text:name="__RefHeading___Toc499_2460469384"/></text:h>
      <text:h text:style-name="Heading_20_2" text:outline-level="2"><text:bookmark-start text:name="__RefHeading___Toc501_2460469384"/>V.1 development tools<text:bookmark-end text:name="__RefHeading___Toc501_2460469384"/></text:h>
      <text:p text:style-name="P16">vscode</text:p>
      <text:p text:style-name="P16">maven</text:p>
      <text:p text:style-name="P16">java</text:p>
      <text:p text:style-name="P16"><text:soft-page-break/>spring and spring ai</text:p>
      <text:p text:style-name="P16"/>
      <text:h text:style-name="Heading_20_2" text:outline-level="2"><text:bookmark-start text:name="__RefHeading___Toc503_2460469384"/>V.2 runtime tools<text:bookmark-end text:name="__RefHeading___Toc503_2460469384"/></text:h>
      <text:p text:style-name="P16">docker</text:p>
      <text:p text:style-name="P16">postgres/pgvector</text:p>
      <text:p text:style-name="P16">neo4j</text:p>
      <text:p text:style-name="P16">opensearch</text:p>
      <text:p text:style-name="P16">opensearch dashboard</text:p>
      <text:p text:style-name="P16">docling</text:p>
      <text:p text:style-name="P16">temporal</text:p>
      <text:p text:style-name="P16">embeddings model</text:p>
      <text:p text:style-name="P16"/>
      <text:h text:style-name="Heading_20_1" text:outline-level="1"><text:bookmark-start text:name="__RefHeading___Toc505_2460469384"/><text:span text:style-name="T2">VI.<text:tab/></text:span>Starting the pieces<text:bookmark-end text:name="__RefHeading___Toc505_2460469384"/></text:h>
      <text:p text:style-name="P17"/>
      <text:p text:style-name="P17"/>
      <text:h text:style-name="Heading_20_1" text:outline-level="1"><text:bookmark-start text:name="__RefHeading___Toc507_2460469384"/><text:span text:style-name="T2">VII.<text:tab/></text:span>Track running <text:span text:style-name="T2">pieces</text:span><text:bookmark-end text:name="__RefHeading___Toc507_2460469384"/></text:h>
      <text:p text:style-name="P12"><text:tab/>Docker</text:p>
      <text:p text:style-name="P12">Dock<text:span text:style-name="T6">e</text:span>r compose</text:p>
      <text:p text:style-name="P18">docker logs</text:p>
      <text:p text:style-name="P18">opensearch observability</text:p>
      <text:p text:style-name="P12"/>
      <text:h text:style-name="Heading_20_1" text:outline-level="1"><text:bookmark-start text:name="__RefHeading___Toc509_2460469384"/><text:span text:style-name="T2">VIII.<text:tab/></text:span>Knowledge/info<text:bookmark-end text:name="__RefHeading___Toc509_2460469384"/></text:h>
      <text:p text:style-name="P14">neural networks</text:p>
      <text:p text:style-name="P14">graphs</text:p>
      <text:p text:style-name="P14">cypher-manual</text:p>
      <text:p text:style-name="P14">model training (BERT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3T11:45:05.446825748</meta:creation-date>
    <dc:date>2026-05-04T18:21:14.295741335</dc:date>
    <meta:editing-duration>PT3H51M6S</meta:editing-duration>
    <meta:editing-cycles>6</meta:editing-cycles>
    <meta:generator>LibreOffice/26.2.0.3$Linux_X86_64 LibreOffice_project/afbbd0df0edb6d40b450b0337ac646b0913a760c</meta:generator>
    <meta:document-statistic meta:table-count="0" meta:image-count="0" meta:object-count="0" meta:page-count="4" meta:paragraph-count="85" meta:word-count="296" meta:character-count="2113" meta:non-whitespace-character-count="1889"/>
  </office:meta>
</office:document-meta>
</file>